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fill-color="#ffffff" draw:textarea-horizontal-align="justify" draw:textarea-vertical-align="middle" draw:auto-grow-height="false" fo:min-height="26.155cm" fo:min-width="16.447cm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justify" draw:textarea-vertical-align="middle" draw:auto-grow-height="false" fo:min-height="0.016cm" fo:min-width="0.182cm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017cm" fo:min-width="0.184cm" draw:shadow-opacity="50%"/>
    </style:style>
    <style:style style:name="gr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0.016cm" fo:min-width="0.184cm" draw:shadow-opacity="20%"/>
    </style:style>
    <style:style style:name="gr5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0.016cm" fo:min-width="0.183cm" draw:shadow-opacity="80%"/>
    </style:style>
    <style:style style:name="gr6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016cm" fo:min-width="0.183cm" draw:shadow-opacity="40%"/>
    </style:style>
    <style:style style:name="gr7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0.017cm" fo:min-width="0.183cm" draw:shadow-opacity="10%"/>
    </style:style>
    <style:style style:name="gr8" style:family="graphic" style:parent-style-name="standard">
      <style:graphic-properties draw:opacity="60%" draw:textarea-horizontal-align="justify" draw:textarea-vertical-align="middle" draw:auto-grow-height="false" fo:min-height="0.016cm" fo:min-width="0.183cm" draw:shadow-opacity="60%"/>
    </style:style>
    <style:style style:name="gr9" style:family="graphic" style:parent-style-name="standard">
      <style:graphic-properties draw:fill="solid" draw:fill-color="#729fcf" draw:opacity="5%" draw:textarea-horizontal-align="justify" draw:textarea-vertical-align="middle" draw:auto-grow-height="false" fo:min-height="0.017cm" fo:min-width="0.183cm" draw:shadow-opacity="5%"/>
    </style:style>
    <style:style style:name="gr1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016cm" fo:min-width="0.181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min-height="0.022cm" fo:min-width="0.179cm"/>
    </style:style>
    <style:style style:name="gr12" style:family="graphic" style:parent-style-name="standard">
      <style:graphic-properties draw:fill="solid" draw:fill-color="#ffffff" draw:opacity="20%" draw:textarea-horizontal-align="justify" draw:textarea-vertical-align="middle" draw:auto-grow-height="false" fo:min-height="0.021cm" fo:min-width="0.18cm" draw:shadow-opacity="20%"/>
    </style:style>
    <style:style style:name="gr13" style:family="graphic" style:parent-style-name="standard">
      <style:graphic-properties draw:fill="solid" draw:fill-color="#ffffff" draw:opacity="40%" draw:textarea-horizontal-align="justify" draw:textarea-vertical-align="middle" draw:auto-grow-height="false" fo:min-height="0.022cm" fo:min-width="0.18cm" draw:shadow-opacity="40%"/>
    </style:style>
    <style:style style:name="gr14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.022cm" fo:min-width="0.18cm" draw:shadow-opacity="10%"/>
    </style:style>
    <style:style style:name="gr15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0.021cm" fo:min-width="0.181cm" draw:shadow-opacity="60%"/>
    </style:style>
    <style:style style:name="gr16" style:family="graphic" style:parent-style-name="standard">
      <style:graphic-properties draw:fill="solid" draw:fill-color="#ffffff" draw:opacity="5%" draw:textarea-horizontal-align="justify" draw:textarea-vertical-align="middle" draw:auto-grow-height="false" fo:min-height="0.022cm" fo:min-width="0.181cm" draw:shadow-opacity="5%"/>
    </style:style>
    <style:style style:name="gr1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022cm" fo:min-width="0.178cm" draw:shadow-opacity="50%"/>
    </style:style>
    <style:style style:name="gr18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88cm" fo:min-width="2.457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81cm" fo:min-width="0.171cm"/>
    </style:style>
    <style:style style:name="gr2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181cm" fo:min-width="0.171cm" draw:shadow-opacity="50%"/>
    </style:style>
    <style:style style:name="gr2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0.18cm" fo:min-width="0.171cm" draw:shadow-opacity="20%"/>
    </style:style>
    <style:style style:name="gr23" style:family="graphic" style:parent-style-name="standard">
      <style:graphic-properties draw:fill="solid" draw:fill-color="#729fcf" draw:opacity="80%" draw:textarea-horizontal-align="justify" draw:textarea-vertical-align="middle" draw:auto-grow-height="false" fo:min-height="0.181cm" fo:min-width="0.17cm" draw:shadow-opacity="80%"/>
    </style:style>
    <style:style style:name="gr24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181cm" fo:min-width="0.171cm" draw:shadow-opacity="40%"/>
    </style:style>
    <style:style style:name="gr25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0.181cm" fo:min-width="0.17cm" draw:shadow-opacity="10%"/>
    </style:style>
    <style:style style:name="gr26" style:family="graphic" style:parent-style-name="standard">
      <style:graphic-properties draw:opacity="60%" draw:textarea-horizontal-align="justify" draw:textarea-vertical-align="middle" draw:auto-grow-height="false" fo:min-height="0.18cm" fo:min-width="0.17cm" draw:shadow-opacity="60%"/>
    </style:style>
    <style:style style:name="gr27" style:family="graphic" style:parent-style-name="standard">
      <style:graphic-properties draw:fill="solid" draw:fill-color="#729fcf" draw:opacity="5%" draw:textarea-horizontal-align="justify" draw:textarea-vertical-align="middle" draw:auto-grow-height="false" fo:min-height="0.181cm" fo:min-width="0.17cm" draw:shadow-opacity="5%"/>
    </style:style>
    <style:style style:name="gr2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181cm" fo:min-width="0.17cm" draw:shadow-opacity="50%"/>
    </style:style>
    <style:style style:name="gr29" style:family="graphic" style:parent-style-name="standard">
      <style:graphic-properties svg:stroke-width="0.15cm" draw:marker-start-width="0.425cm" draw:marker-end-width="0.425cm" draw:fill-color="#ffffff" draw:textarea-horizontal-align="justify" draw:textarea-vertical-align="middle" draw:auto-grow-height="false" fo:min-height="4.469cm" fo:min-width="4.078cm" fo:padding-top="0.2cm" fo:padding-bottom="0.2cm" fo:padding-left="0.325cm" fo:padding-right="0.325cm"/>
    </style:style>
    <style:style style:name="gr30" style:family="graphic" style:parent-style-name="standard">
      <style:graphic-properties draw:stroke="solid" svg:stroke-width="0.4cm" svg:stroke-color="#ffffff" draw:marker-start-width="0.8cm" draw:marker-end-width="0.8cm" draw:fill-color="#b2b2b2" draw:textarea-horizontal-align="justify" draw:textarea-vertical-align="middle" draw:auto-grow-height="false" fo:min-height="1.96cm" fo:min-width="1.226cm" fo:padding-top="0.325cm" fo:padding-bottom="0.325cm" fo:padding-left="0.45cm" fo:padding-right="0.45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623cm" fo:min-width="1.57cm"/>
    </style:style>
    <style:style style:name="gr32" style:family="graphic" style:parent-style-name="standard">
      <style:graphic-properties draw:stroke="none" svg:stroke-width="0.05cm" svg:stroke-color="#ffffff" draw:marker-start-width="0.275cm" draw:marker-end-width="0.275cm" draw:textarea-vertical-align="middle" draw:auto-grow-height="false" fo:min-height="0.014cm" fo:min-width="0cm" fo:padding-top="0.15cm" fo:padding-bottom="0.15cm" fo:padding-left="0.275cm" fo:padding-right="0.275cm" fo:wrap-option="wrap"/>
    </style:style>
    <style:style style:name="gr33" style:family="graphic" style:parent-style-name="standard">
      <style:graphic-properties draw:marker-start="Circle" draw:marker-end="Circle" draw:fill-color="#3465a4" draw:textarea-horizontal-align="center" draw:textarea-vertical-align="middle" draw:auto-grow-height="false" fo:min-height="5.941cm" fo:min-width="5.4cm" draw:shadow="hidden"/>
    </style:style>
    <style:style style:name="gr3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ffffff" draw:fill-color="#cccccc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05cm" svg:stroke-color="#ffffff" draw:marker-start-width="0.26cm" draw:marker-end-width="0.26cm" draw:fill="solid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12.205cm" fo:min-width="0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fo:min-height="3.561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textarea-horizontal-align="justify" draw:textarea-vertical-align="middle" draw:auto-grow-height="false" fo:min-height="1.431cm" fo:min-width="1.943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35cm" draw:textarea-horizontal-align="justify" draw:textarea-vertical-align="middle" draw:auto-grow-height="false" fo:min-height="1.12cm" fo:min-width="1.943cm" fo:padding-top="0.175cm" fo:padding-bottom="0.175cm" fo:padding-left="0.3cm" fo:padding-right="0.3cm"/>
    </style:style>
    <style:style style:name="gr4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12.184cm" fo:min-width="0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895cm"/>
      <style:paragraph-properties style:writing-mode="lr-tb"/>
    </style:style>
    <style:style style:name="gr4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022cm" fo:min-width="0.18cm" draw:shadow-opacity="50%"/>
    </style:style>
    <style:style style:name="gr45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022cm" fo:min-width="0.18cm" draw:shadow-opacity="80%"/>
    </style:style>
    <style:style style:name="gr46" style:family="graphic" style:parent-style-name="standard">
      <style:graphic-properties draw:stroke="none" svg:stroke-color="#000000" draw:fill="none" draw:fill-color="#ffffff" fo:min-height="3.763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solid" draw:fill-color="#729fcf" draw:opacity="80%"/>
      <style:paragraph-properties fo:text-align="center"/>
    </style:style>
    <style:style style:name="P6" style:family="paragraph">
      <loext:graphic-properties draw:fill="solid" draw:fill-color="#729fcf" draw:opacity="40%"/>
      <style:paragraph-properties fo:text-align="center"/>
    </style:style>
    <style:style style:name="P7" style:family="paragraph">
      <loext:graphic-properties draw:fill="solid" draw:fill-color="#729fcf" draw:opacity="10%"/>
      <style:paragraph-properties fo:text-align="center"/>
    </style:style>
    <style:style style:name="P8" style:family="paragraph">
      <loext:graphic-properties draw:opacity="60%"/>
      <style:paragraph-properties fo:text-align="center"/>
    </style:style>
    <style:style style:name="P9" style:family="paragraph">
      <loext:graphic-properties draw:fill="solid" draw:fill-color="#729fcf" draw:opacity="5%"/>
      <style:paragraph-properties fo:text-align="center"/>
    </style:style>
    <style:style style:name="P10" style:family="paragraph">
      <loext:graphic-properties draw:fill="solid" draw:fill-color="#ffffff" draw:opacity="50%"/>
      <style:paragraph-properties fo:text-align="center"/>
    </style:style>
    <style:style style:name="P11" style:family="paragraph">
      <loext:graphic-properties draw:fill="solid" draw:fill-color="#ffffff" draw:opacity="20%"/>
      <style:paragraph-properties fo:text-align="center"/>
    </style:style>
    <style:style style:name="P12" style:family="paragraph">
      <loext:graphic-properties draw:fill="solid" draw:fill-color="#ffffff" draw:opacity="40%"/>
      <style:paragraph-properties fo:text-align="center"/>
    </style:style>
    <style:style style:name="P13" style:family="paragraph">
      <loext:graphic-properties draw:fill="solid" draw:fill-color="#ffffff" draw:opacity="10%"/>
      <style:paragraph-properties fo:text-align="center"/>
    </style:style>
    <style:style style:name="P14" style:family="paragraph">
      <loext:graphic-properties draw:fill="solid" draw:fill-color="#ffffff" draw:opacity="60%"/>
      <style:paragraph-properties fo:text-align="center"/>
    </style:style>
    <style:style style:name="P15" style:family="paragraph">
      <loext:graphic-properties draw:fill="solid" draw:fill-color="#ffffff" draw:opacity="5%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-color="#3465a4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color="#004586" style:font-name="Arial Black"/>
    </style:style>
    <style:style style:name="P29" style:family="paragraph">
      <loext:graphic-properties draw:fill="none" draw:fill-color="#ffffff"/>
      <style:text-properties fo:color="#004586" style:font-name="Arial Black"/>
    </style:style>
    <style:style style:name="P30" style:family="paragraph">
      <loext:graphic-properties draw:fill="solid" draw:fill-color="#ffffff" draw:opacity="80%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4586" style:font-name="Arial Black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61cm" svg:height="27.219cm" svg:x="1.422cm" svg:y="1.2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0.9956808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1.12cm" svg:height="0.265cm" svg:x="5.641cm" svg:y="22.072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3" draw:layer="layout" svg:width="1.122cm" svg:height="0.266cm" svg:x="6.653cm" svg:y="22.073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" draw:text-style-name="P4" draw:layer="layout" svg:width="1.122cm" svg:height="0.265cm" svg:x="7.666cm" svg:y="22.074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5" draw:text-style-name="P5" draw:layer="layout" svg:width="1.121cm" svg:height="0.265cm" svg:x="5.337cm" svg:y="22.419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6" draw:text-style-name="P6" draw:layer="layout" svg:width="1.121cm" svg:height="0.265cm" svg:x="6.35cm" svg:y="22.419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7" draw:layer="layout" svg:width="1.121cm" svg:height="0.266cm" svg:x="7.363cm" svg:y="22.419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8" draw:layer="layout" svg:width="1.121cm" svg:height="0.265cm" svg:x="5.033cm" svg:y="22.764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9" draw:layer="layout" svg:width="1.121cm" svg:height="0.266cm" svg:x="6.046cm" svg:y="22.764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0" draw:layer="layout" svg:width="1.119cm" svg:height="0.265cm" svg:x="7.06cm" svg:y="22.766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draw:g>
        <draw:g>
          <draw:custom-shape draw:style-name="gr11" draw:text-style-name="P2" draw:layer="layout" svg:width="1.115cm" svg:height="0.271cm" svg:x="5.655cm" svg:y="20.573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2" draw:text-style-name="P11" draw:layer="layout" svg:width="1.118cm" svg:height="0.27cm" svg:x="7.671cm" svg:y="20.575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3" draw:text-style-name="P12" draw:layer="layout" svg:width="1.116cm" svg:height="0.271cm" svg:x="6.361cm" svg:y="20.927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13" draw:layer="layout" svg:width="1.116cm" svg:height="0.271cm" svg:x="7.37cm" svg:y="20.928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5" draw:text-style-name="P14" draw:layer="layout" svg:width="1.117cm" svg:height="0.27cm" svg:x="5.049cm" svg:y="21.28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6" draw:text-style-name="P15" draw:layer="layout" svg:width="1.117cm" svg:height="0.271cm" svg:x="6.058cm" svg:y="21.28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7" draw:text-style-name="P10" draw:layer="layout" svg:width="1.114cm" svg:height="0.271cm" svg:x="7.068cm" svg:y="21.281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3" draw:layer="layout" svg:width="1.122cm" svg:height="0.266cm" svg:x="6.654cm" svg:y="20.574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3" draw:layer="layout" svg:width="1.122cm" svg:height="0.266cm" svg:x="5.352cm" svg:y="20.93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draw:g>
        <draw:custom-shape draw:style-name="gr18" draw:text-style-name="P16" draw:layer="layout" svg:width="3.006cm" svg:height="3.969cm" svg:x="3.645cm" svg:y="2.082cm">
          <text:p text:style-name="P2">-------</text:p>
          <text:p text:style-name="P2">-------</text:p>
          <text:p text:style-name="P2">-------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frame draw:style-name="gr19" draw:text-style-name="P18" draw:layer="layout" svg:width="3.616cm" svg:height="1.505cm" svg:x="3.452cm" svg:y="6.36cm">
          <draw:text-box>
            <text:p text:style-name="P17"><text:span text:style-name="T1">e</text:span><text:span text:style-name="T1">g</text:span><text:span text:style-name="T1">g</text:span><text:span text:style-name="T1">.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/text:p>
          </draw:text-box>
        </draw:frame>
        <draw:custom-shape draw:style-name="gr18" draw:text-style-name="P16" draw:layer="layout" svg:width="3.006cm" svg:height="3.969cm" svg:x="8.576cm" svg:y="2.131cm">
          <text:p text:style-name="P2"><text:span text:style-name="T2">ID,lat,lon</text:span></text:p>
          <text:p text:style-name="P19">-------</text:p>
          <text:p text:style-name="P19">-------</text:p>
          <text:p text:style-name="P19">-------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18" draw:layer="layout" svg:width="3.574cm" svg:height="1.505cm" svg:x="8.408cm" svg:y="6.296cm">
          <draw:text-box>
            <text:p text:style-name="P17"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.</text:span><text:span text:style-name="T1">c</text:span><text:span text:style-name="T1">s</text:span><text:span text:style-name="T1">v</text:span><text:span text:style-name="T1"> </text:span></text:p>
          </draw:text-box>
        </draw:frame>
        <draw:frame draw:style-name="gr19" draw:text-style-name="P18" draw:layer="layout" svg:width="4.063cm" svg:height="1.505cm" svg:x="13.343cm" svg:y="6.247cm">
          <draw:text-box>
            <text:p text:style-name="P17"><text:span text:style-name="T1">s</text:span><text:span text:style-name="T1">u</text:span><text:span text:style-name="T1">i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.</text:span><text:span text:style-name="T1">t</text:span><text:span text:style-name="T1">i</text:span><text:span text:style-name="T1">f</text:span><text:span text:style-name="T1"> </text:span></text:p>
          </draw:text-box>
        </draw:frame>
        <draw:custom-shape draw:style-name="gr20" draw:text-style-name="P2" draw:layer="layout" svg:width="1.101cm" svg:height="0.43cm" svg:x="14.294cm" svg:y="3.37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1.103cm" svg:height="0.43cm" svg:x="15.288cm" svg:y="3.37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4" draw:layer="layout" svg:width="1.103cm" svg:height="0.429cm" svg:x="16.284cm" svg:y="3.37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5" draw:layer="layout" svg:width="1.102cm" svg:height="0.43cm" svg:x="13.995cm" svg:y="3.93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6" draw:layer="layout" svg:width="1.101cm" svg:height="0.43cm" svg:x="14.991cm" svg:y="3.93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7" draw:layer="layout" svg:width="1.102cm" svg:height="0.43cm" svg:x="15.986cm" svg:y="3.93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8" draw:layer="layout" svg:width="1.102cm" svg:height="0.429cm" svg:x="13.696cm" svg:y="4.49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7" draw:text-style-name="P9" draw:layer="layout" svg:width="1.102cm" svg:height="0.43cm" svg:x="14.692cm" svg:y="4.49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0" draw:layer="layout" svg:width="1.1cm" svg:height="0.43cm" svg:x="15.688cm" svg:y="4.49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" draw:layer="layout" svg:width="5.238cm" svg:height="5.379cm" svg:x="7.614cm" svg:y="10.5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0" draw:layer="layout" svg:width="3.006cm" svg:height="3.69cm" svg:x="8.726cm" svg:y="11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2.926cm" svg:height="2.649cm" svg:x="8.706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24cm" svg:height="0.522cm" draw:transform="skewX (0.00191986217719366) rotate (-2.40436557754739) translate (10.32cm 10.575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33" draw:text-style-name="P21" draw:layer="layout" svg:width="1.51cm" svg:height="2.282cm" svg:x="9.39cm" svg:y="10.636cm" svg:viewBox="0 0 1511 2283" svg:d="M557 1515c221-195 449-707 257-924-42-49-1006 411-780 256 380-335 185-626 360-770 42 49 356-244 862 72 374 423 333 1104-95 1483-208 184-244 263 95 509 63 50-175 175-555 134-869-71-560-392-144-760z">
          <text:p/>
        </draw:path>
        <draw:custom-shape draw:style-name="gr34" draw:text-style-name="P16" draw:layer="layout" svg:width="0.22cm" svg:height="0.294cm" draw:transform="rotate (0.462686784703697) translate (8.955cm 12.5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6" draw:layer="layout" svg:width="0.263cm" svg:height="0.21cm" draw:transform="skewX (0.00471238898038467) rotate (0.700924227600923) translate (9.479cm 12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6" draw:layer="layout" svg:width="0.216cm" svg:height="0.174cm" draw:transform="rotate (0.863414380961595) translate (9.707cm 12.9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6" draw:layer="layout" svg:width="0.215cm" svg:height="0.174cm" draw:transform="rotate (1.61128796544117) translate (10.991cm 12.8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2" draw:layer="layout" svg:width="0.618cm" svg:height="0.293cm" draw:transform="skewX (-0.00349065850398866) rotate (0.232652389290844) translate (9.041cm 14.9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31.82844243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2" draw:layer="layout" svg:width="0.316cm" svg:height="0.155cm" draw:transform="skewX (0.00645771823237907) rotate (0.462686784703697) translate (8.874cm 14.7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2" draw:layer="layout" svg:width="0.323cm" svg:height="0.353cm" draw:transform="skewX (0.0792379480405425) rotate (1.25279733708153) translate (11.183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2" draw:layer="layout" svg:width="0.455cm" svg:height="0.593cm" draw:transform="skewX (0.0808087443673375) rotate (1.50988433590029) translate (10.33cm 15.281cm)">
          <text:p/>
          <draw:enhanced-geometry svg:viewBox="0 0 21600 21600" draw:glue-points="?f0 0 ?f1 10800 0 21600 10800 21600 21600 21600 ?f7 10800" draw:text-areas="?f1 10800 ?f2 18000 ?f3 7200 ?f4 21600" draw:type="isosceles-triangle" draw:modifiers="9180.919931856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2" draw:layer="layout" svg:width="0.316cm" svg:height="0.156cm" draw:transform="skewX (-0.006457718232379) rotate (0.462686784703697) translate (10.991cm 15.1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6" draw:text-style-name="P23" draw:layer="layout" svg:width="0.614cm" svg:height="0.109cm" draw:transform="skewX (-0.00191986217719372) rotate (-0.848753615244843) translate (11.1509655545847cm 12.8001880972318cm)" svg:viewBox="0 0 615 110" svg:d="M0 0c490 0 615 110 615 110">
          <text:p/>
        </draw:path>
        <draw:path draw:style-name="gr36" draw:text-style-name="P23" draw:layer="layout" svg:width="0.615cm" svg:height="0.112cm" draw:transform="skewX (-0.00366519142918816) rotate (0.844390292114857) translate (9.21457145626583cm 13.5506004112891cm)" svg:viewBox="0 0 616 113" svg:d="M616 0c-491 2-616 113-616 113">
          <text:p/>
        </draw:path>
        <draw:path draw:style-name="gr36" draw:text-style-name="P23" draw:layer="layout" svg:width="0.375cm" svg:height="0.02cm" draw:transform="skewX (-0.00296705972839034) rotate (-1.05906579011016) translate (9.43787351843586cm 13.3202397209963cm)" svg:viewBox="0 0 376 21" svg:d="M0 0c401-1 375 21 375 21">
          <text:p/>
        </draw:path>
        <draw:path draw:style-name="gr36" draw:text-style-name="P23" draw:layer="layout" svg:width="0.647cm" svg:height="0.035cm" draw:transform="skewX (-0.162664686285872) rotate (-2.0936969706924) translate (11.3017671246252cm 12.965127702356cm)" svg:viewBox="0 0 648 36" svg:d="M0 36c725 1 645-36 645-36">
          <text:p/>
        </draw:path>
        <draw:path draw:style-name="gr36" draw:text-style-name="P23" draw:layer="layout" svg:width="0.313cm" svg:height="0.055cm" draw:transform="skewX (0.160744824108678) rotate (-0.7696902001295) translate (11.1377701592233cm 13.1956732318513cm)" svg:viewBox="0 0 314 56" svg:d="M0 0c250 0 314 56 314 56">
          <text:p/>
        </draw:path>
        <draw:path draw:style-name="gr36" draw:text-style-name="P23" draw:layer="layout" svg:width="0.285cm" svg:height="0.046cm" draw:transform="skewX (0.32916909692613) rotate (1.01037110397952) translate (8.94382363755786cm 12.9998574766773cm)" svg:viewBox="0 0 286 47" svg:d="M286 0c-227 0-286 47-286 47">
          <text:p/>
        </draw:path>
        <draw:path draw:style-name="gr36" draw:text-style-name="P23" draw:layer="layout" svg:width="0.609cm" svg:height="0.033cm" draw:transform="skewX (-0.0486946861306418) rotate (-1.08123147161049) translate (9.83954613000356cm 13.0776826523963cm)" svg:viewBox="0 0 610 34" svg:d="M0 0c650-1 609 34 609 34">
          <text:p/>
        </draw:path>
        <draw:custom-shape draw:style-name="gr37" draw:text-style-name="P24" draw:layer="layout" svg:width="0.955cm" svg:height="13.245cm" draw:transform="skewX (-0.0186750229963393) rotate (1.56398954271212) translate (3.548cm 8.6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27" draw:layer="layout" svg:width="6.243cm" svg:height="4.013cm" svg:x="12.545cm" svg:y="23.802cm">
          <draw:text-box>
            <text:p text:style-name="P25"><text:span text:style-name="T1">SQLite </text:span><text:span text:style-name="T1">databas</text:span><text:span text:style-name="T1">e</text:span></text:p>
            <text:p text:style-name="P25"><text:span text:style-name="T3"/></text:p>
            <text:list text:style-name="L1">
              <text:list-item>
                <text:p text:style-name="P26"><text:span text:style-name="T3">param</text:span><text:span text:style-name="T3">eters </text:span><text:span text:style-name="T3">values</text:span></text:p>
              </text:list-item>
              <text:list-item>
                <text:p text:style-name="P26"><text:span text:style-name="T3">gene </text:span><text:span text:style-name="T3">trees </text:span><text:span text:style-name="T3">(newic</text:span><text:span text:style-name="T3">k)</text:span></text:p>
              </text:list-item>
              <text:list-item>
                <text:p text:style-name="P26"><text:span text:style-name="T3">log of </text:span><text:span text:style-name="T3">failures</text:span></text:p>
              </text:list-item>
            </text:list>
            <text:p text:style-name="P25"><text:span text:style-name="T3"/></text:p>
          </draw:text-box>
        </draw:frame>
        <draw:g>
          <draw:custom-shape draw:style-name="gr39" draw:text-style-name="P2" draw:layer="layout" svg:width="2.542cm" svg:height="3.374cm" svg:x="14.111cm" svg:y="19.73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9" draw:text-style-name="P2" draw:layer="layout" svg:width="2.542cm" svg:height="3.374cm" svg:x="14.126cm" svg:y="18.99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40" draw:text-style-name="P2" draw:layer="layout" svg:width="2.542cm" svg:height="2.785cm" svg:x="14.127cm" svg:y="18.92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</draw:g>
        <draw:custom-shape draw:style-name="gr41" draw:text-style-name="P24" draw:layer="layout" svg:width="0.943cm" svg:height="13.222cm" draw:transform="skewX (0.0186750229963393) rotate (1.56398954271212) translate (3.652cm 18.653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29" draw:layer="layout" svg:width="5.762cm" svg:height="1.145cm" svg:x="8.35cm" svg:y="16.462cm">
          <draw:text-box>
            <text:p text:style-name="P28"><text:span text:style-name="T4">OUTPUT</text:span></text:p>
          </draw:text-box>
        </draw:frame>
        <draw:frame draw:style-name="gr43" draw:text-style-name="P29" draw:layer="layout" svg:width="3.204cm" svg:height="1.145cm" svg:x="8.75cm" svg:y="8.863cm">
          <draw:text-box>
            <text:p text:style-name="P28"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custom-shape draw:style-name="gr11" draw:text-style-name="P2" draw:layer="layout" svg:width="1.115cm" svg:height="0.271cm" svg:x="5.655cm" svg:y="18.97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4" draw:text-style-name="P10" draw:layer="layout" svg:width="1.118cm" svg:height="0.271cm" svg:x="6.662cm" svg:y="18.97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1" draw:layer="layout" svg:width="1.118cm" svg:height="0.27cm" svg:x="7.671cm" svg:y="18.97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5" draw:text-style-name="P30" draw:layer="layout" svg:width="1.116cm" svg:height="0.271cm" svg:x="5.352cm" svg:y="19.3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2" draw:layer="layout" svg:width="1.116cm" svg:height="0.271cm" svg:x="6.361cm" svg:y="19.3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3" draw:layer="layout" svg:width="1.116cm" svg:height="0.271cm" svg:x="7.37cm" svg:y="19.32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4" draw:layer="layout" svg:width="1.117cm" svg:height="0.27cm" svg:x="5.049cm" svg:y="19.6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5" draw:layer="layout" svg:width="1.117cm" svg:height="0.271cm" svg:x="6.058cm" svg:y="19.6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0" draw:layer="layout" svg:width="1.114cm" svg:height="0.271cm" svg:x="7.068cm" svg:y="19.6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6" draw:text-style-name="P27" draw:layer="layout" svg:width="6.967cm" svg:height="4.013cm" svg:x="3.646cm" svg:y="23.803cm">
          <draw:text-box>
            <text:p text:style-name="P25"><text:span text:style-name="T1">D</text:span><text:span text:style-name="T1">e</text:span><text:span text:style-name="T1">m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c</text:span><text:span text:style-name="T1"> </text:span><text:span text:style-name="T1">h</text:span><text:span text:style-name="T1">i</text:span><text:span text:style-name="T1">s</text:span><text:span text:style-name="T1">t</text:span><text:span text:style-name="T1">o</text:span><text:span text:style-name="T1">r</text:span><text:span text:style-name="T1">y</text:span></text:p>
            <text:p text:style-name="P25"><text:span text:style-name="T1"/></text:p>
            <text:list text:style-name="L1">
              <text:list-item>
                <text:p text:style-name="P26"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/text:p>
              </text:list-item>
              <text:list-item>
                <text:p text:style-name="P26"><text:span text:style-name="T5">r</text:span><text:span text:style-name="T5">a</text:span><text:span text:style-name="T5">s</text:span><text:span text:style-name="T5">t</text:span><text:span text:style-name="T5">e</text:span><text:span text:style-name="T5">r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text:span text:style-name="T5"> </text:span><text:span text:style-name="T5">(</text:span><text:span text:style-name="T5">g</text:span><text:span text:style-name="T5">e</text:span><text:span text:style-name="T5">o</text:span><text:span text:style-name="T5">T</text:span><text:span text:style-name="T5">i</text:span><text:span text:style-name="T5">f</text:span><text:span text:style-name="T5">f</text:span><text:span text:style-name="T5">)</text:span><text:span text:style-name="T5"> </text:span></text:p>
              </text:list-item>
            </text:list>
            <text:p text:style-name="P2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4:06:51.879727455</meta:creation-date>
    <dc:date>2021-05-25T15:16:05.926389779</dc:date>
    <meta:editing-duration>PT17M24S</meta:editing-duration>
    <meta:editing-cycles>4</meta:editing-cycles>
    <meta:generator>LibreOffice/6.4.6.2$Linux_X86_64 LibreOffice_project/40$Build-2</meta:generator>
    <meta:document-statistic meta:object-count="75"/>
  </office:meta>
</office:document-meta>
</file>